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1.83444444444444cm"/>
    </style:style>
    <style:style style:name="co10" style:family="table-column">
      <style:table-column-properties fo:break-before="auto" style:column-width="0.352777777777778cm" style:use-optimal-column-width="true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16371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8">
            <text:p>1957/10/??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6"/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3" table:style-name="ce2"/>
          <table:table-cell office:value-type="string" table:style-name="ce2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4">
            <text:p>対局缺失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6">
            <text:p>日付不明</text:p>
          </table:table-cell>
          <table:table-cell table:number-columns-repeated="16374"/>
        </table:table-row>
        <table:table-row table:number-rows-repeated="1048155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384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08T04:29:59Z</dc:date>
    <meta:user-defined meta:name="WorkbookGuid">dfd2ee33-1efe-4fa1-a778-61e8eb1776c8</meta:user-defined>
  </office:meta>
</office:document-meta>
</file>